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bernateTemplate.deleteAll( Collection &lt; ? &gt; enti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ibernateTemplate.findByCriteria( DetachedCriteria criteri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merge( T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ibernateTemplate.save( String entityName , Object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ibernateTemplate.getQueryCacheReg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load( String entityName , Serializable id , @ Nullable LockMode lockM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ibernateTemplate.load( String entityName , Serializable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Hibernate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ibernateTemplate.initialize( Object prox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ibernateTemplate.replicate( String entityName , Object entity , ReplicationMode replication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ibernateTemplate.contains( Object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ibernateTemplate.enableFilters( 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ibernateTemplate.find( String queryString , @ Nullable Object ... valu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ibernateTemplate.get( String entityName , Serializable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update( Object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findByNamedQuery( String queryName , @ Nullable Object ... valu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ibernateTemplate.persist( String entityName , Object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ibernateTemplate.findByExample( T example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setMaxResults( int max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obtainSess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ibernateTemplate.prepareQuery( Query &lt; ? &gt; queryObjec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ibernateTemplate.bulkUpdate( String queryString , @ Nullable Object ... 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ibernateTemplate.execute( HibernateCallback &lt; T &gt;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HibernateTemplate( SessionFactory sess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ibernateTemplate.load( Class &lt; T &gt; entityClass , Serializable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doExecute( HibernateCallback &lt; T &gt; action , boolean enforceNativeSess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HibernateTemplate.loadAll( Class &lt; T &gt; entity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ibernateTemplate.setFetchSize( int fetch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saveOrUpdate( String entityName , Object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ibernateTemplate.update( String entityName , Object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getSess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oseSuppressingInvocationHandler.invoke( Object proxy , Method method , Object [ ] ar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HibernateTempl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ibernateTemplate.prepareCriteria( Criteria criteria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ibernateTemplate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ibernateTemplate.merge( String entityName , T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ibernateTemplate.lock( String entityName , Object entity , LockMode lock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ibernateTemplate.findByNamedParam( String queryString , String param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findByNamedQueryAndNamedParam( String queryName , @ Nullable String [ ] paramNames , @ Nullable Object [ ] valu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ibernateTemplate.applyNamedParameterToQuery( Query &lt; ? &gt; queryObject , String paramName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ibernateTemplate.save( Object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ibernateTemplate.closeIterator( Iterator &lt; ? &gt; 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ibernateTemplate.setCacheQueries( boolean cacheQue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enableFilter( String fil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ibernateTemplate.findByValueBean( String queryString , Object valueBea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ibernateTemplate.refresh( Object entity , @ Nullable LockMode lockM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ibernateTemplate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ibernateTemplate.createSessionProxy( 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ibernateTemplate.findByExample( @ Nullable String entityName , T exampleEntity , int firstResult , int maxResul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ibernateTemplate.load( Object entity , Serializable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ibernateTemplate.get( Class &lt; T &gt; entityClass , Serializable id , @ Nullable LockMode lockM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ibernateTemplate.delete( String entityName , Object entity , @ Nullable LockMode lockM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ibernateTemplate.load( Class &lt; T &gt; entityClass , Serializable id , @ Nullable LockMode lockM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ibernateTemplate.setCheckWriteOperations( boolean checkWriteOper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delete( String entityName , Object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getFetch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evict( Object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ibernateTemplate.refresh( Object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findByExample( String entityName , T example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findByNamedQueryAndValueBean( String queryName , Object valueBea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ibernateTemplate.isExposeNative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update( Object entity , @ Nullable LockMode lockM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ibernateTemplate.iterate( String queryString , @ Nullable Object ... valu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ibernateTemplate.setQueryCacheRegion( @ Nullable String queryCacheReg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findByExample( T exampleEntity , int firstResult , int max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findByNamedParam( String queryString , String [ ] paramNames , Object [ ] valu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ibernateTemplate.checkWriteOperationAllowed( 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ibernateTemplate.setExposeNativeSession( boolean exposeNative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setFilterNames( @ Nullable String ... filter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lock( Object entity , LockMode lock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ibernateTemplate.saveOrUpdate( Object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ibernateTemplate.delete( Object entity , @ Nullable LockMode lockM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ibernateTemplate.isCacheQue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isCheckWriteOp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disableFilters( 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oseSuppressingInvocationHandler.CloseSuppressingInvocationHandler( Session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executeWithNativeSession( HibernateCallback &lt; T &gt;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update( String entityName , Object entity , @ Nullable LockMode lockM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ibernateTemplate.getFil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get( String entityName , Serializable id , @ Nullable LockMode lockM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ibernateTemplate.replicate( Object entity , ReplicationMode replication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ibernateTemplate.findByCriteria( DetachedCriteria criteria , int firstResult , int maxResul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ibernateTemplate.getMax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delete( Object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persist( Object ent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ibernateTemplate.get( Class &lt; T &gt; entityClass , Serializable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findByNamedQueryAndNamedParam( String queryName , String param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setSessionFactory( @ Nullable SessionFactory sess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Template.nonNull( @ Nullable 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